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4F000000067C5E61B511E29027.png" manifest:media-type="image/png"/>
  <manifest:file-entry manifest:full-path="Pictures/100002010000004E00000006F4FE86C238CFD4E1.png" manifest:media-type="image/png"/>
  <manifest:file-entry manifest:full-path="Pictures/100002010000027B000002236A436A3CC0D91442.png" manifest:media-type="image/png"/>
  <manifest:file-entry manifest:full-path="Pictures/100002010000027B0000022362CA07F8A4B5345A.png" manifest:media-type="image/png"/>
  <manifest:file-entry manifest:full-path="Pictures/100002010000004E00000007AB60957BDFD4293E.png" manifest:media-type="image/png"/>
  <manifest:file-entry manifest:full-path="Pictures/100002010000004E000000061A296F6D31E105FF.png" manifest:media-type="image/png"/>
  <manifest:file-entry manifest:full-path="Pictures/1000020100000051000000066BBBF1A76A270642.png" manifest:media-type="image/png"/>
  <manifest:file-entry manifest:full-path="Pictures/100002010000027B00000223B2FB7183BE65D5A6.png" manifest:media-type="image/png"/>
  <manifest:file-entry manifest:full-path="Pictures/10000201000000C8000000C84AB0B184D39AA8E9.png" manifest:media-type="image/png"/>
  <manifest:file-entry manifest:full-path="Pictures/10000201000000500000000640A0EC2AF4E94F0E.png" manifest:media-type="image/png"/>
  <manifest:file-entry manifest:full-path="Pictures/1000020100000051000000063EAF8123602E95D2.png" manifest:media-type="image/png"/>
  <manifest:file-entry manifest:full-path="Pictures/100002010000004F0000000641E5EB2A47A83BF9.png" manifest:media-type="image/png"/>
  <manifest:file-entry manifest:full-path="Pictures/100002010000027B0000022323D3D31BCD46BC47.png" manifest:media-type="image/png"/>
  <manifest:file-entry manifest:full-path="Pictures/100002010000027B000002231B7DDF414B9205B4.png" manifest:media-type="image/png"/>
  <manifest:file-entry manifest:full-path="Pictures/10000201000000510000000642C862B7EEE54DCA.png" manifest:media-type="image/png"/>
  <manifest:file-entry manifest:full-path="Pictures/100002010000004F0000000647489BA1E7383FFF.png" manifest:media-type="image/png"/>
  <manifest:file-entry manifest:full-path="Pictures/100002010000027B000002234C56B79AE745C507.png" manifest:media-type="image/png"/>
  <manifest:file-entry manifest:full-path="Pictures/100002010000027B00000223629808F30ECDA956.png" manifest:media-type="image/png"/>
  <manifest:file-entry manifest:full-path="Pictures/100002010000004E00000007FB38FBC9DF95E277.png" manifest:media-type="image/png"/>
  <manifest:file-entry manifest:full-path="Pictures/100002010000004D00000006EDD75E953DC17EFD.png" manifest:media-type="image/png"/>
  <manifest:file-entry manifest:full-path="Pictures/100002010000004E000000061129D96A00A657DD.png" manifest:media-type="image/png"/>
  <manifest:file-entry manifest:full-path="Pictures/100002010000023300000221F974445314A7546C.png" manifest:media-type="image/png"/>
  <manifest:file-entry manifest:full-path="Pictures/100002010000004E00000007C0EA03B84C93BA20.png" manifest:media-type="image/png"/>
  <manifest:file-entry manifest:full-path="Pictures/100002010000004E00000007040A840318425CEB.png" manifest:media-type="image/png"/>
  <manifest:file-entry manifest:full-path="Pictures/100002010000027B000002235508719D9D0893F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99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03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0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3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79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7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767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svg:stroke-color="#000000" draw:fill="none" draw:fill-color="#00ffff" draw:textarea-horizontal-align="left" draw:auto-grow-height="true" draw:auto-grow-width="true" fo:min-height="1.407cm" fo:min-width="3.359cm"/>
    </style:style>
    <style:style style:name="gr14" style:family="graphic" style:parent-style-name="standard">
      <style:graphic-properties draw:stroke="none" svg:stroke-color="#000000" draw:fill="none" draw:fill-color="#00ffff" draw:textarea-horizontal-align="left" draw:auto-grow-height="true" draw:auto-grow-width="true" fo:min-height="1.407cm" fo:min-width="4.066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00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064cm" svg:height="4.064cm" svg:x="5.12cm" svg:y="2.486cm">
          <draw:image xlink:href="Pictures/100002010000027B000002231B7DDF414B9205B4.png" xlink:type="simple" xlink:show="embed" xlink:actuate="onLoad">
            <text:p/>
          </draw:image>
        </draw:frame>
        <draw:frame draw:style-name="gr1" draw:text-style-name="P1" draw:layer="layout" svg:width="4.318cm" svg:height="4.826cm" svg:x="5.22cm" svg:y="13.046cm">
          <draw:image xlink:href="Pictures/100002010000027B00000223629808F30ECDA956.png" xlink:type="simple" xlink:show="embed" xlink:actuate="onLoad">
            <text:p/>
          </draw:image>
        </draw:frame>
        <draw:frame draw:style-name="gr1" draw:text-style-name="P1" draw:layer="layout" svg:width="4.318cm" svg:height="4.826cm" svg:x="5.274cm" svg:y="7.458cm">
          <draw:image xlink:href="Pictures/100002010000027B0000022323D3D31BCD46BC47.png" xlink:type="simple" xlink:show="embed" xlink:actuate="onLoad">
            <text:p/>
          </draw:image>
        </draw:frame>
        <draw:frame draw:style-name="gr2" draw:text-style-name="P2" draw:layer="layout" svg:width="3.495cm" svg:height="0.954cm" svg:x="0.823cm" svg:y="3.618cm">
          <draw:text-box>
            <text:p>Genome A</text:p>
          </draw:text-box>
        </draw:frame>
        <draw:frame draw:style-name="gr3" draw:text-style-name="P2" draw:layer="layout" svg:width="3.533cm" svg:height="0.954cm" svg:x="0.762cm" svg:y="8.952cm">
          <draw:text-box>
            <text:p>Genome B</text:p>
          </draw:text-box>
        </draw:frame>
        <draw:frame draw:style-name="gr4" draw:text-style-name="P2" draw:layer="layout" svg:width="3.567cm" svg:height="0.954cm" svg:x="0.751cm" svg:y="14.224cm">
          <draw:text-box>
            <text:p>Genome C</text:p>
          </draw:text-box>
        </draw:frame>
        <draw:frame draw:style-name="gr5" draw:text-style-name="P2" draw:layer="layout" svg:width="4.867cm" svg:height="0.954cm" svg:x="4.318cm" svg:y="1.078cm">
          <draw:text-box>
            <text:p>Physical Colors</text:p>
          </draw:text-box>
        </draw:frame>
        <draw:frame draw:style-name="gr6" draw:text-style-name="P2" draw:layer="layout" svg:width="4.291cm" svg:height="0.954cm" svg:x="10.441cm" svg:y="1.07cm">
          <draw:text-box>
            <text:p>Virtual Colors</text:p>
          </draw:text-box>
        </draw:frame>
        <draw:line draw:style-name="gr7" draw:text-style-name="P1" draw:layer="layout" svg:x1="10.16cm" svg:y1="4.572cm" svg:x2="12.446cm" svg:y2="4.572cm">
          <text:p/>
        </draw:line>
        <draw:line draw:style-name="gr7" draw:text-style-name="P1" draw:layer="layout" svg:x1="10.16cm" svg:y1="9.398cm" svg:x2="12.446cm" svg:y2="9.398cm">
          <text:p/>
        </draw:line>
        <draw:line draw:style-name="gr7" draw:text-style-name="P1" draw:layer="layout" svg:x1="10.16cm" svg:y1="15.748cm" svg:x2="12.446cm" svg:y2="15.748cm">
          <text:p/>
        </draw:line>
        <draw:line draw:style-name="gr7" draw:text-style-name="P1" draw:layer="layout" svg:x1="11.176cm" svg:y1="9.398cm" svg:x2="11.176cm" svg:y2="15.748cm">
          <text:p/>
        </draw:line>
        <draw:line draw:style-name="gr7" draw:text-style-name="P1" draw:layer="layout" svg:x1="11.176cm" svg:y1="4.572cm" svg:x2="11.176cm" svg:y2="9.398cm">
          <text:p/>
        </draw:line>
        <draw:frame draw:style-name="gr1" draw:text-style-name="P1" draw:layer="layout" svg:width="2.116cm" svg:height="0.158cm" svg:x="13.208cm" svg:y="4.572cm">
          <draw:image xlink:href="Pictures/10000201000000500000000640A0EC2AF4E94F0E.png" xlink:type="simple" xlink:show="embed" xlink:actuate="onLoad">
            <text:p/>
          </draw:image>
        </draw:frame>
        <draw:frame draw:style-name="gr1" draw:text-style-name="P1" draw:layer="layout" svg:width="2.063cm" svg:height="0.158cm" svg:x="11.907cm" svg:y="12.796cm">
          <draw:image xlink:href="Pictures/100002010000004E000000061A296F6D31E105FF.png" xlink:type="simple" xlink:show="embed" xlink:actuate="onLoad">
            <text:p/>
          </draw:image>
        </draw:frame>
        <draw:frame draw:style-name="gr1" draw:text-style-name="P1" draw:layer="layout" svg:width="2.142cm" svg:height="0.158cm" svg:x="13.208cm" svg:y="9.24cm">
          <draw:image xlink:href="Pictures/1000020100000051000000063EAF8123602E95D2.png" xlink:type="simple" xlink:show="embed" xlink:actuate="onLoad">
            <text:p/>
          </draw:image>
        </draw:frame>
        <draw:frame draw:style-name="gr1" draw:text-style-name="P1" draw:layer="layout" svg:width="2.089cm" svg:height="0.158cm" svg:x="13.208cm" svg:y="15.59cm">
          <draw:image xlink:href="Pictures/100002010000004F0000000647489BA1E7383FFF.png" xlink:type="simple" xlink:show="embed" xlink:actuate="onLoad">
            <text:p/>
          </draw:image>
        </draw:frame>
        <draw:frame draw:style-name="gr1" draw:text-style-name="P1" draw:layer="layout" svg:width="2.036cm" svg:height="0.158cm" svg:x="11.938cm" svg:y="6.954cm">
          <draw:image xlink:href="Pictures/100002010000004D00000006EDD75E953DC17EFD.png" xlink:type="simple" xlink:show="embed" xlink:actuate="onLoad">
            <text:p/>
          </draw:image>
        </draw:frame>
        <draw:frame draw:style-name="gr8" draw:text-style-name="P2" draw:layer="layout" svg:width="1.755cm" svg:height="0.954cm" svg:x="8.913cm" svg:y="12.446cm">
          <draw:text-box>
            <text:p>B+C</text:p>
          </draw:text-box>
        </draw:frame>
        <draw:frame draw:style-name="gr8" draw:text-style-name="P2" draw:layer="layout" svg:width="1.755cm" svg:height="0.954cm" svg:x="8.89cm" svg:y="6.604cm">
          <draw:text-box>
            <text:p>A+B</text:p>
          </draw:text-box>
        </draw:frame>
        <draw:frame draw:style-name="gr8" draw:text-style-name="P2" draw:layer="layout" svg:width="2.771cm" svg:height="0.954cm" svg:x="9.421cm" svg:y="17.342cm">
          <draw:text-box>
            <text:p>A+C</text:p>
          </draw:text-box>
        </draw:frame>
        <draw:frame draw:style-name="gr9" draw:text-style-name="P2" draw:layer="layout" svg:width="3.216cm" svg:height="0.954cm" svg:x="19.331cm" svg:y="1.07cm">
          <draw:text-box>
            <text:p>All Kmers</text:p>
          </draw:text-box>
        </draw:frame>
        <draw:frame draw:style-name="gr10" draw:text-style-name="P2" draw:layer="layout" svg:width="2.267cm" svg:height="0.954cm" svg:x="13.057cm" svg:y="3.618cm">
          <draw:text-box>
            <text:p>[1,0,0]</text:p>
          </draw:text-box>
        </draw:frame>
        <draw:frame draw:style-name="gr10" draw:text-style-name="P2" draw:layer="layout" svg:width="2.267cm" svg:height="0.954cm" svg:x="11.684cm" svg:y="5.904cm">
          <draw:text-box>
            <text:p>[1,1,0]</text:p>
          </draw:text-box>
        </draw:frame>
        <draw:frame draw:style-name="gr10" draw:text-style-name="P2" draw:layer="layout" svg:width="2.267cm" svg:height="0.954cm" svg:x="13.083cm" svg:y="8.286cm">
          <draw:text-box>
            <text:p>[0,1,0]</text:p>
          </draw:text-box>
        </draw:frame>
        <draw:frame draw:style-name="gr10" draw:text-style-name="P2" draw:layer="layout" svg:width="2.267cm" svg:height="0.954cm" svg:x="11.703cm" svg:y="11.842cm">
          <draw:text-box>
            <text:p>[0,1,1]</text:p>
          </draw:text-box>
        </draw:frame>
        <draw:frame draw:style-name="gr10" draw:text-style-name="P2" draw:layer="layout" svg:width="2.267cm" svg:height="0.954cm" svg:x="13.03cm" svg:y="14.54cm">
          <draw:text-box>
            <text:p>[0,0,1]</text:p>
          </draw:text-box>
        </draw:frame>
        <draw:frame draw:style-name="gr10" draw:text-style-name="P2" draw:layer="layout" svg:width="2.267cm" svg:height="0.954cm" svg:x="12.719cm" svg:y="16.772cm">
          <draw:text-box>
            <text:p>[1,0,1]</text:p>
          </draw:text-box>
        </draw:frame>
        <draw:frame draw:style-name="gr11" draw:text-style-name="P3" draw:layer="layout" svg:width="11.842cm" svg:height="11.463cm" svg:x="15.98cm" svg:y="4.434cm">
          <draw:image xlink:href="Pictures/100002010000023300000221F974445314A7546C.png" xlink:type="simple" xlink:show="embed" xlink:actuate="onLoad">
            <text:p/>
          </draw:image>
        </draw:frame>
        <draw:frame draw:style-name="gr8" draw:text-style-name="P2" draw:layer="layout" svg:width="2.771cm" svg:height="0.954cm" svg:x="9.422cm" svg:y="19.366cm">
          <draw:text-box>
            <text:p>A+B+C</text:p>
          </draw:text-box>
        </draw:frame>
        <draw:frame draw:style-name="gr1" draw:text-style-name="P1" draw:layer="layout" svg:width="2.063cm" svg:height="0.184cm" svg:x="12.924cm" svg:y="19.812cm">
          <draw:image xlink:href="Pictures/100002010000004E00000007FB38FBC9DF95E277.png" xlink:type="simple" xlink:show="embed" xlink:actuate="onLoad">
            <text:p/>
          </draw:image>
        </draw:frame>
        <draw:frame draw:style-name="gr10" draw:text-style-name="P2" draw:layer="layout" svg:width="2.267cm" svg:height="0.954cm" svg:x="12.72cm" svg:y="18.796cm">
          <draw:text-box>
            <text:p>[1,1,1]</text:p>
          </draw:text-box>
        </draw:frame>
        <draw:frame draw:style-name="gr11" draw:text-style-name="P3" draw:layer="layout" svg:width="2.063cm" svg:height="0.184cm" svg:x="12.923cm" svg:y="17.85cm">
          <draw:image xlink:href="Pictures/100002010000004E00000007040A840318425CEB.png" xlink:type="simple" xlink:show="embed" xlink:actuate="onLoad">
            <text:p/>
          </draw:image>
        </draw:fram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1" draw:text-style-name="P3" draw:layer="layout" svg:width="11.842cm" svg:height="11.463cm" svg:x="15.98cm" svg:y="4.435cm">
          <draw:image xlink:href="Pictures/100002010000023300000221F974445314A7546C.png" xlink:type="simple" xlink:show="embed" xlink:actuate="onLoad">
            <text:p/>
          </draw:image>
        </draw:frame>
        <draw:frame draw:style-name="gr1" draw:text-style-name="P1" draw:layer="layout" svg:width="4.064cm" svg:height="4.064cm" svg:x="5.12cm" svg:y="2.486cm">
          <draw:image xlink:href="Pictures/100002010000027B000002231B7DDF414B9205B4.png" xlink:type="simple" xlink:show="embed" xlink:actuate="onLoad">
            <text:p/>
          </draw:image>
        </draw:frame>
        <draw:frame draw:style-name="gr1" draw:text-style-name="P1" draw:layer="layout" svg:width="4.318cm" svg:height="4.826cm" svg:x="5.22cm" svg:y="13.046cm">
          <draw:image xlink:href="Pictures/100002010000027B000002235508719D9D0893F4.png" xlink:type="simple" xlink:show="embed" xlink:actuate="onLoad">
            <text:p/>
          </draw:image>
        </draw:frame>
        <draw:frame draw:style-name="gr1" draw:text-style-name="P1" draw:layer="layout" svg:width="4.318cm" svg:height="4.826cm" svg:x="5.274cm" svg:y="7.458cm">
          <draw:image xlink:href="Pictures/100002010000027B000002234C56B79AE745C507.png" xlink:type="simple" xlink:show="embed" xlink:actuate="onLoad">
            <text:p/>
          </draw:image>
        </draw:frame>
        <draw:frame draw:style-name="gr13" draw:text-style-name="P5" draw:layer="layout" svg:width="3.859cm" svg:height="1.657cm" svg:x="0.823cm" svg:y="3.618cm">
          <draw:text-box>
            <text:p><text:span text:style-name="T1">Filtering-IN</text:span></text:p>
            <text:p><text:span text:style-name="T1">Dataset (A)</text:span></text:p>
          </draw:text-box>
        </draw:frame>
        <draw:frame draw:style-name="gr3" draw:text-style-name="P2" draw:layer="layout" svg:width="3.533cm" svg:height="0.954cm" svg:x="0.762cm" svg:y="8.952cm">
          <draw:text-box>
            <text:p>Genome B</text:p>
          </draw:text-box>
        </draw:frame>
        <draw:frame draw:style-name="gr4" draw:text-style-name="P2" draw:layer="layout" svg:width="3.567cm" svg:height="0.954cm" svg:x="0.751cm" svg:y="14.224cm">
          <draw:text-box>
            <text:p>Genome C</text:p>
          </draw:text-box>
        </draw:frame>
        <draw:frame draw:style-name="gr5" draw:text-style-name="P2" draw:layer="layout" svg:width="4.867cm" svg:height="0.954cm" svg:x="4.318cm" svg:y="1.078cm">
          <draw:text-box>
            <text:p>Physical Colors</text:p>
          </draw:text-box>
        </draw:frame>
        <draw:frame draw:style-name="gr6" draw:text-style-name="P2" draw:layer="layout" svg:width="4.291cm" svg:height="0.954cm" svg:x="10.441cm" svg:y="1.07cm">
          <draw:text-box>
            <text:p>Virtual Colors</text:p>
          </draw:text-box>
        </draw:frame>
        <draw:line draw:style-name="gr7" draw:text-style-name="P1" draw:layer="layout" svg:x1="10.16cm" svg:y1="4.572cm" svg:x2="12.446cm" svg:y2="4.572cm">
          <text:p/>
        </draw:line>
        <draw:line draw:style-name="gr7" draw:text-style-name="P1" draw:layer="layout" svg:x1="10.16cm" svg:y1="9.398cm" svg:x2="12.446cm" svg:y2="9.398cm">
          <text:p/>
        </draw:line>
        <draw:line draw:style-name="gr7" draw:text-style-name="P1" draw:layer="layout" svg:x1="10.16cm" svg:y1="15.748cm" svg:x2="12.446cm" svg:y2="15.748cm">
          <text:p/>
        </draw:line>
        <draw:line draw:style-name="gr7" draw:text-style-name="P1" draw:layer="layout" svg:x1="11.176cm" svg:y1="9.398cm" svg:x2="11.176cm" svg:y2="15.748cm">
          <text:p/>
        </draw:line>
        <draw:line draw:style-name="gr7" draw:text-style-name="P1" draw:layer="layout" svg:x1="11.176cm" svg:y1="4.572cm" svg:x2="11.176cm" svg:y2="9.398cm">
          <text:p/>
        </draw:line>
        <draw:frame draw:style-name="gr1" draw:text-style-name="P1" draw:layer="layout" svg:width="2.116cm" svg:height="0.158cm" svg:x="13.208cm" svg:y="4.572cm">
          <draw:image xlink:href="Pictures/10000201000000500000000640A0EC2AF4E94F0E.png" xlink:type="simple" xlink:show="embed" xlink:actuate="onLoad">
            <text:p/>
          </draw:image>
        </draw:frame>
        <draw:frame draw:style-name="gr1" draw:text-style-name="P1" draw:layer="layout" svg:width="2.063cm" svg:height="0.158cm" svg:x="11.907cm" svg:y="12.796cm">
          <draw:image xlink:href="Pictures/100002010000004E000000061129D96A00A657DD.png" xlink:type="simple" xlink:show="embed" xlink:actuate="onLoad">
            <text:p/>
          </draw:image>
        </draw:frame>
        <draw:frame draw:style-name="gr1" draw:text-style-name="P1" draw:layer="layout" svg:width="2.142cm" svg:height="0.158cm" svg:x="13.208cm" svg:y="9.24cm">
          <draw:image xlink:href="Pictures/1000020100000051000000066BBBF1A76A270642.png" xlink:type="simple" xlink:show="embed" xlink:actuate="onLoad">
            <text:p/>
          </draw:image>
        </draw:frame>
        <draw:frame draw:style-name="gr1" draw:text-style-name="P1" draw:layer="layout" svg:width="2.089cm" svg:height="0.158cm" svg:x="13.208cm" svg:y="15.59cm">
          <draw:image xlink:href="Pictures/100002010000004F0000000641E5EB2A47A83BF9.png" xlink:type="simple" xlink:show="embed" xlink:actuate="onLoad">
            <text:p/>
          </draw:image>
        </draw:frame>
        <draw:frame draw:style-name="gr1" draw:text-style-name="P1" draw:layer="layout" svg:width="2.036cm" svg:height="0.158cm" svg:x="11.938cm" svg:y="6.954cm">
          <draw:image xlink:href="Pictures/100002010000004D00000006EDD75E953DC17EFD.png" xlink:type="simple" xlink:show="embed" xlink:actuate="onLoad">
            <text:p/>
          </draw:image>
        </draw:frame>
        <draw:frame draw:style-name="gr8" draw:text-style-name="P2" draw:layer="layout" svg:width="1.755cm" svg:height="0.954cm" svg:x="8.913cm" svg:y="12.446cm">
          <draw:text-box>
            <text:p>B+C</text:p>
          </draw:text-box>
        </draw:frame>
        <draw:frame draw:style-name="gr8" draw:text-style-name="P2" draw:layer="layout" svg:width="1.755cm" svg:height="0.954cm" svg:x="8.89cm" svg:y="6.604cm">
          <draw:text-box>
            <text:p>A+B</text:p>
          </draw:text-box>
        </draw:frame>
        <draw:frame draw:style-name="gr8" draw:text-style-name="P2" draw:layer="layout" svg:width="2.771cm" svg:height="0.954cm" svg:x="9.421cm" svg:y="18.942cm">
          <draw:text-box>
            <text:p>A+B+C</text:p>
          </draw:text-box>
        </draw:frame>
        <draw:frame draw:style-name="gr1" draw:text-style-name="P1" draw:layer="layout" svg:width="2.063cm" svg:height="0.184cm" svg:x="12.923cm" svg:y="19.388cm">
          <draw:image xlink:href="Pictures/100002010000004E00000007AB60957BDFD4293E.png" xlink:type="simple" xlink:show="embed" xlink:actuate="onLoad">
            <text:p/>
          </draw:image>
        </draw:frame>
        <draw:frame draw:style-name="gr9" draw:text-style-name="P2" draw:layer="layout" svg:width="3.216cm" svg:height="0.954cm" svg:x="19.331cm" svg:y="1.07cm">
          <draw:text-box>
            <text:p>All Kmers</text:p>
          </draw:text-box>
        </draw:frame>
        <draw:frame draw:style-name="gr10" draw:text-style-name="P2" draw:layer="layout" svg:width="2.267cm" svg:height="0.954cm" svg:x="13.057cm" svg:y="3.618cm">
          <draw:text-box>
            <text:p>[1,0,0]</text:p>
          </draw:text-box>
        </draw:frame>
        <draw:frame draw:style-name="gr10" draw:text-style-name="P2" draw:layer="layout" svg:width="2.267cm" svg:height="0.954cm" svg:x="11.684cm" svg:y="5.904cm">
          <draw:text-box>
            <text:p>[1,1,0]</text:p>
          </draw:text-box>
        </draw:frame>
        <draw:frame draw:style-name="gr10" draw:text-style-name="P2" draw:layer="layout" svg:width="2.267cm" svg:height="0.954cm" svg:x="13.083cm" svg:y="8.286cm">
          <draw:text-box>
            <text:p>[0,1,0]</text:p>
          </draw:text-box>
        </draw:frame>
        <draw:frame draw:style-name="gr10" draw:text-style-name="P2" draw:layer="layout" svg:width="2.267cm" svg:height="0.954cm" svg:x="11.703cm" svg:y="11.842cm">
          <draw:text-box>
            <text:p>[0,1,1]</text:p>
          </draw:text-box>
        </draw:frame>
        <draw:frame draw:style-name="gr10" draw:text-style-name="P2" draw:layer="layout" svg:width="2.267cm" svg:height="0.954cm" svg:x="13.03cm" svg:y="14.54cm">
          <draw:text-box>
            <text:p>[0,0,1]</text:p>
          </draw:text-box>
        </draw:frame>
        <draw:frame draw:style-name="gr10" draw:text-style-name="P2" draw:layer="layout" svg:width="2.267cm" svg:height="0.954cm" svg:x="12.719cm" svg:y="18.372cm">
          <draw:text-box>
            <text:p>[1,1,1]</text:p>
          </draw:text-box>
        </draw:frame>
        <draw:frame draw:style-name="gr1" draw:text-style-name="P1" draw:layer="layout" svg:width="1.881cm" svg:height="1.881cm" svg:x="13.462cm" svg:y="7.874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1.881cm" svg:height="1.881cm" svg:x="12.146cm" svg:y="11.43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1.881cm" svg:height="1.881cm" svg:x="13.462cm" svg:y="14.224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19.558cm" svg:y="5.588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1.59cm" svg:y="5.588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1.591cm" svg:y="5.589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2.098cm" svg:y="6.604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0.725cm" svg:y="7.517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2.757cm" svg:y="7.517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3.622cm" svg:y="8.383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1.233cm" svg:y="8.382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18.947cm" svg:y="8.025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17.423cm" svg:y="8.279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16.661cm" svg:y="7.366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19.812cm" svg:y="8.89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0.32cm" svg:y="9.803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18.693cm" svg:y="10.311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0.066cm" svg:y="12.192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2.352cm" svg:y="12.7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1.844cm" svg:y="9.398cm">
          <draw:image xlink:href="Pictures/10000201000000C8000000C84AB0B184D39AA8E9.png" xlink:type="simple" xlink:show="embed" xlink:actuate="onLoad">
            <text:p/>
          </draw:image>
        </draw:frame>
        <draw:frame draw:style-name="gr8" draw:text-style-name="P2" draw:layer="layout" svg:width="2.771cm" svg:height="0.954cm" svg:x="9.372cm" svg:y="17.142cm">
          <draw:text-box>
            <text:p>A+C</text:p>
          </draw:text-box>
        </draw:frame>
        <draw:frame draw:style-name="gr10" draw:text-style-name="P2" draw:layer="layout" svg:width="2.267cm" svg:height="0.954cm" svg:x="12.67cm" svg:y="16.572cm">
          <draw:text-box>
            <text:p>[1,0,1]</text:p>
          </draw:text-box>
        </draw:frame>
        <draw:frame draw:style-name="gr11" draw:text-style-name="P3" draw:layer="layout" svg:width="2.063cm" svg:height="0.184cm" svg:x="12.874cm" svg:y="17.65cm">
          <draw:image xlink:href="Pictures/100002010000004E00000007040A840318425CEB.png" xlink:type="simple" xlink:show="embed" xlink:actuate="onLoad">
            <text:p/>
          </draw:image>
        </draw:frame>
        <presentation:notes draw:style-name="dp2">
          <draw:page-thumbnail draw:style-name="gr1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1" draw:text-style-name="P3" draw:layer="layout" svg:width="11.842cm" svg:height="11.463cm" svg:x="15.98cm" svg:y="4.435cm">
          <draw:image xlink:href="Pictures/100002010000023300000221F974445314A7546C.png" xlink:type="simple" xlink:show="embed" xlink:actuate="onLoad">
            <text:p/>
          </draw:image>
        </draw:frame>
        <draw:frame draw:style-name="gr1" draw:text-style-name="P1" draw:layer="layout" svg:width="4.064cm" svg:height="4.064cm" svg:x="5.12cm" svg:y="2.486cm">
          <draw:image xlink:href="Pictures/100002010000027B0000022362CA07F8A4B5345A.png" xlink:type="simple" xlink:show="embed" xlink:actuate="onLoad">
            <text:p/>
          </draw:image>
        </draw:frame>
        <draw:frame draw:style-name="gr1" draw:text-style-name="P1" draw:layer="layout" svg:width="4.318cm" svg:height="4.826cm" svg:x="5.22cm" svg:y="13.046cm">
          <draw:image xlink:href="Pictures/100002010000027B000002236A436A3CC0D91442.png" xlink:type="simple" xlink:show="embed" xlink:actuate="onLoad">
            <text:p/>
          </draw:image>
        </draw:frame>
        <draw:frame draw:style-name="gr1" draw:text-style-name="P1" draw:layer="layout" svg:width="4.318cm" svg:height="4.826cm" svg:x="5.274cm" svg:y="7.458cm">
          <draw:image xlink:href="Pictures/100002010000027B00000223B2FB7183BE65D5A6.png" xlink:type="simple" xlink:show="embed" xlink:actuate="onLoad">
            <text:p/>
          </draw:image>
        </draw:frame>
        <draw:frame draw:style-name="gr14" draw:text-style-name="P5" draw:layer="layout" svg:width="4.566cm" svg:height="1.657cm" svg:x="0.823cm" svg:y="3.618cm">
          <draw:text-box>
            <text:p><text:span text:style-name="T1">Filtering-OUT</text:span></text:p>
            <text:p><text:span text:style-name="T1">Dataset (A)</text:span></text:p>
          </draw:text-box>
        </draw:frame>
        <draw:frame draw:style-name="gr3" draw:text-style-name="P2" draw:layer="layout" svg:width="3.533cm" svg:height="0.954cm" svg:x="0.762cm" svg:y="8.952cm">
          <draw:text-box>
            <text:p>Genome B</text:p>
          </draw:text-box>
        </draw:frame>
        <draw:frame draw:style-name="gr4" draw:text-style-name="P2" draw:layer="layout" svg:width="3.567cm" svg:height="0.954cm" svg:x="0.751cm" svg:y="14.224cm">
          <draw:text-box>
            <text:p>Genome C</text:p>
          </draw:text-box>
        </draw:frame>
        <draw:frame draw:style-name="gr5" draw:text-style-name="P2" draw:layer="layout" svg:width="4.867cm" svg:height="0.954cm" svg:x="4.318cm" svg:y="1.078cm">
          <draw:text-box>
            <text:p>Physical Colors</text:p>
          </draw:text-box>
        </draw:frame>
        <draw:frame draw:style-name="gr6" draw:text-style-name="P2" draw:layer="layout" svg:width="4.291cm" svg:height="0.954cm" svg:x="10.441cm" svg:y="1.07cm">
          <draw:text-box>
            <text:p>Virtual Colors</text:p>
          </draw:text-box>
        </draw:frame>
        <draw:line draw:style-name="gr7" draw:text-style-name="P1" draw:layer="layout" svg:x1="10.16cm" svg:y1="4.572cm" svg:x2="12.446cm" svg:y2="4.572cm">
          <text:p/>
        </draw:line>
        <draw:line draw:style-name="gr7" draw:text-style-name="P1" draw:layer="layout" svg:x1="10.16cm" svg:y1="9.398cm" svg:x2="12.446cm" svg:y2="9.398cm">
          <text:p/>
        </draw:line>
        <draw:line draw:style-name="gr7" draw:text-style-name="P1" draw:layer="layout" svg:x1="10.16cm" svg:y1="15.748cm" svg:x2="12.446cm" svg:y2="15.748cm">
          <text:p/>
        </draw:line>
        <draw:line draw:style-name="gr7" draw:text-style-name="P1" draw:layer="layout" svg:x1="11.176cm" svg:y1="9.398cm" svg:x2="11.176cm" svg:y2="15.748cm">
          <text:p/>
        </draw:line>
        <draw:line draw:style-name="gr7" draw:text-style-name="P1" draw:layer="layout" svg:x1="11.176cm" svg:y1="4.572cm" svg:x2="11.176cm" svg:y2="9.398cm">
          <text:p/>
        </draw:line>
        <draw:frame draw:style-name="gr1" draw:text-style-name="P1" draw:layer="layout" svg:width="2.116cm" svg:height="0.158cm" svg:x="13.208cm" svg:y="4.572cm">
          <draw:image xlink:href="Pictures/10000201000000500000000640A0EC2AF4E94F0E.png" xlink:type="simple" xlink:show="embed" xlink:actuate="onLoad">
            <text:p/>
          </draw:image>
        </draw:frame>
        <draw:frame draw:style-name="gr1" draw:text-style-name="P1" draw:layer="layout" svg:width="2.063cm" svg:height="0.158cm" svg:x="11.907cm" svg:y="12.796cm">
          <draw:image xlink:href="Pictures/100002010000004E00000006F4FE86C238CFD4E1.png" xlink:type="simple" xlink:show="embed" xlink:actuate="onLoad">
            <text:p/>
          </draw:image>
        </draw:frame>
        <draw:frame draw:style-name="gr1" draw:text-style-name="P1" draw:layer="layout" svg:width="2.142cm" svg:height="0.158cm" svg:x="13.208cm" svg:y="9.24cm">
          <draw:image xlink:href="Pictures/10000201000000510000000642C862B7EEE54DCA.png" xlink:type="simple" xlink:show="embed" xlink:actuate="onLoad">
            <text:p/>
          </draw:image>
        </draw:frame>
        <draw:frame draw:style-name="gr1" draw:text-style-name="P1" draw:layer="layout" svg:width="2.089cm" svg:height="0.158cm" svg:x="13.208cm" svg:y="15.59cm">
          <draw:image xlink:href="Pictures/100002010000004F000000067C5E61B511E29027.png" xlink:type="simple" xlink:show="embed" xlink:actuate="onLoad">
            <text:p/>
          </draw:image>
        </draw:frame>
        <draw:frame draw:style-name="gr1" draw:text-style-name="P1" draw:layer="layout" svg:width="2.036cm" svg:height="0.158cm" svg:x="11.938cm" svg:y="6.954cm">
          <draw:image xlink:href="Pictures/100002010000004D00000006EDD75E953DC17EFD.png" xlink:type="simple" xlink:show="embed" xlink:actuate="onLoad">
            <text:p/>
          </draw:image>
        </draw:frame>
        <draw:frame draw:style-name="gr8" draw:text-style-name="P2" draw:layer="layout" svg:width="1.755cm" svg:height="0.954cm" svg:x="8.913cm" svg:y="12.446cm">
          <draw:text-box>
            <text:p>B+C</text:p>
          </draw:text-box>
        </draw:frame>
        <draw:frame draw:style-name="gr8" draw:text-style-name="P2" draw:layer="layout" svg:width="1.755cm" svg:height="0.954cm" svg:x="8.89cm" svg:y="6.604cm">
          <draw:text-box>
            <text:p>A+B</text:p>
          </draw:text-box>
        </draw:frame>
        <draw:frame draw:style-name="gr8" draw:text-style-name="P2" draw:layer="layout" svg:width="2.771cm" svg:height="0.954cm" svg:x="9.421cm" svg:y="19.342cm">
          <draw:text-box>
            <text:p>A+B+C</text:p>
          </draw:text-box>
        </draw:frame>
        <draw:frame draw:style-name="gr1" draw:text-style-name="P1" draw:layer="layout" svg:width="2.063cm" svg:height="0.184cm" svg:x="12.923cm" svg:y="19.788cm">
          <draw:image xlink:href="Pictures/100002010000004E00000007C0EA03B84C93BA20.png" xlink:type="simple" xlink:show="embed" xlink:actuate="onLoad">
            <text:p/>
          </draw:image>
        </draw:frame>
        <draw:frame draw:style-name="gr9" draw:text-style-name="P2" draw:layer="layout" svg:width="3.216cm" svg:height="0.954cm" svg:x="19.331cm" svg:y="1.07cm">
          <draw:text-box>
            <text:p>All Kmers</text:p>
          </draw:text-box>
        </draw:frame>
        <draw:frame draw:style-name="gr10" draw:text-style-name="P2" draw:layer="layout" svg:width="2.267cm" svg:height="0.954cm" svg:x="13.057cm" svg:y="3.618cm">
          <draw:text-box>
            <text:p>[1,0,0]</text:p>
          </draw:text-box>
        </draw:frame>
        <draw:frame draw:style-name="gr10" draw:text-style-name="P2" draw:layer="layout" svg:width="2.267cm" svg:height="0.954cm" svg:x="11.684cm" svg:y="5.904cm">
          <draw:text-box>
            <text:p>[1,1,0]</text:p>
          </draw:text-box>
        </draw:frame>
        <draw:frame draw:style-name="gr10" draw:text-style-name="P2" draw:layer="layout" svg:width="2.267cm" svg:height="0.954cm" svg:x="13.083cm" svg:y="8.286cm">
          <draw:text-box>
            <text:p>[0,1,0]</text:p>
          </draw:text-box>
        </draw:frame>
        <draw:frame draw:style-name="gr10" draw:text-style-name="P2" draw:layer="layout" svg:width="2.267cm" svg:height="0.954cm" svg:x="11.703cm" svg:y="11.842cm">
          <draw:text-box>
            <text:p>[0,1,1]</text:p>
          </draw:text-box>
        </draw:frame>
        <draw:frame draw:style-name="gr10" draw:text-style-name="P2" draw:layer="layout" svg:width="2.267cm" svg:height="0.954cm" svg:x="13.03cm" svg:y="14.54cm">
          <draw:text-box>
            <text:p>[0,0,1]</text:p>
          </draw:text-box>
        </draw:frame>
        <draw:frame draw:style-name="gr10" draw:text-style-name="P2" draw:layer="layout" svg:width="2.267cm" svg:height="0.954cm" svg:x="12.719cm" svg:y="18.772cm">
          <draw:text-box>
            <text:p>[1,1,1]</text:p>
          </draw:text-box>
        </draw:frame>
        <draw:frame draw:style-name="gr1" draw:text-style-name="P1" draw:layer="layout" svg:width="1.881cm" svg:height="1.881cm" svg:x="13.208cm" svg:y="3.302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1.881cm" svg:height="1.881cm" svg:x="11.938cm" svg:y="5.588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1.881cm" svg:height="1.881cm" svg:x="12.851cm" svg:y="18.518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0.828cm" svg:y="4.723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18.391cm" svg:y="6.961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19.963cm" svg:y="6.604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4.027cm" svg:y="12.295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3.011cm" svg:y="13.716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5.4cm" svg:y="11.43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18.034cm" svg:y="9.295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4.13cm" svg:y="9.549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17.526cm" svg:y="6.096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6.162cm" svg:y="12.343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1.082cm" svg:y="10.819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19.304cm" svg:y="11.176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1.59cm" svg:y="11.835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3.265cm" svg:y="11.43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2.606cm" svg:y="10.311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4.789cm" svg:y="10.565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4.535cm" svg:y="13.208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0.725cm" svg:y="13.105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1.487cm" svg:y="14.121cm">
          <draw:image xlink:href="Pictures/10000201000000C8000000C84AB0B184D39AA8E9.png" xlink:type="simple" xlink:show="embed" xlink:actuate="onLoad">
            <text:p/>
          </draw:image>
        </draw:frame>
        <draw:frame draw:style-name="gr8" draw:text-style-name="P2" draw:layer="layout" svg:width="2.771cm" svg:height="0.954cm" svg:x="9.388cm" svg:y="17.08cm">
          <draw:text-box>
            <text:p>A+C</text:p>
          </draw:text-box>
        </draw:frame>
        <draw:frame draw:style-name="gr10" draw:text-style-name="P2" draw:layer="layout" svg:width="2.267cm" svg:height="0.954cm" svg:x="12.686cm" svg:y="16.51cm">
          <draw:text-box>
            <text:p>[1,0,1]</text:p>
          </draw:text-box>
        </draw:frame>
        <draw:frame draw:style-name="gr11" draw:text-style-name="P3" draw:layer="layout" svg:width="2.063cm" svg:height="0.184cm" svg:x="12.89cm" svg:y="17.588cm">
          <draw:image xlink:href="Pictures/100002010000004E00000007040A840318425CEB.png" xlink:type="simple" xlink:show="embed" xlink:actuate="onLoad">
            <text:p/>
          </draw:image>
        </draw:frame>
        <draw:frame draw:style-name="gr1" draw:text-style-name="P1" draw:layer="layout" svg:width="1.881cm" svg:height="1.881cm" svg:x="12.851cm" svg:y="16.153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2.098cm" svg:y="14.883cm">
          <draw:image xlink:href="Pictures/10000201000000C8000000C84AB0B184D39AA8E9.png" xlink:type="simple" xlink:show="embed" xlink:actuate="onLoad">
            <text:p/>
          </draw:image>
        </draw:frame>
        <presentation:notes draw:style-name="dp2">
          <draw:page-thumbnail draw:style-name="gr1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11:01:56.931133664</meta:creation-date>
    <dc:date>2017-06-19T20:47:49.667150746</dc:date>
    <meta:editing-duration>PT46M35S</meta:editing-duration>
    <meta:editing-cycles>3</meta:editing-cycles>
    <meta:generator>LibreOffice/5.3.3.2$Linux_X86_64 LibreOffice_project/30m0$Build-2</meta:generator>
    <meta:document-statistic meta:object-count="170"/>
  </office:meta>
</office:document-meta>
</file>